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194cm" style:rel-column-width="12314*"/>
    </style:style>
    <style:style style:name="Tableau1.B" style:family="table-column">
      <style:table-column-properties style:column-width="2.011cm" style:rel-column-width="7751*"/>
    </style:style>
    <style:style style:name="Tableau1.C" style:family="table-column">
      <style:table-column-properties style:column-width="8.701cm" style:rel-column-width="33542*"/>
    </style:style>
    <style:style style:name="Tableau1.D" style:family="table-column">
      <style:table-column-properties style:column-width="3.094cm" style:rel-column-width="11928*"/>
    </style:style>
    <style:style style:name="Tableau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style:vertical-align="middle"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Comic Sans MS" fo:language="zxx" fo:country="none" style:text-underline-style="solid" style:text-underline-width="auto" style:text-underline-color="font-color" fo:font-weight="bold" officeooo:rsid="0002adf4" officeooo:paragraph-rsid="0002adf4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6cd1b" officeooo:paragraph-rsid="0007f03f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adf4" officeooo:paragraph-rsid="0002adf4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2d93b" officeooo:paragraph-rsid="0002d93b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48858" officeooo:paragraph-rsid="00048858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64d9c" officeooo:paragraph-rsid="00064d9c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097634" officeooo:paragraph-rsid="00097634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center" style:justify-single-word="false"/>
      <style:text-properties style:font-name="Comic Sans MS" fo:language="zxx" fo:country="none" officeooo:rsid="001132b9" officeooo:paragraph-rsid="001132b9" style:language-asian="zxx" style:country-asian="none" style:language-complex="zxx" style:country-complex="none"/>
    </style:style>
    <style:style style:name="P12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2adf4" officeooo:paragraph-rsid="0002adf4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06cd1b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6cd1b" officeooo:paragraph-rsid="001231a4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0e3fa2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mic Sans MS" fo:language="zxx" fo:country="none" style:text-underline-style="none" fo:font-weight="normal" officeooo:rsid="000cf88d" officeooo:paragraph-rsid="002a2a2f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solid" style:text-underline-width="auto" style:text-underline-color="font-color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5461d" officeooo:paragraph-rsid="0035461d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99dc7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3a95ba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05aa8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99dc7" officeooo:paragraph-rsid="00411430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19bada" officeooo:paragraph-rsid="0019bada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0d47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3e4c55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05aa8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11430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2808e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0d47" officeooo:paragraph-rsid="0043f702" style:language-asian="zxx" style:country-asian="none" style:font-weight-asian="normal" style:language-complex="zxx" style:country-complex="none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3e4507" officeooo:paragraph-rsid="003e4507" style:language-asian="zxx" style:country-asian="none" style:font-weight-asian="normal" style:language-complex="zxx" style:country-complex="none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0cf88d" officeooo:paragraph-rsid="0016d3ab" style:language-asian="zxx" style:country-asian="none" style:font-weight-asian="normal" style:language-complex="zxx" style:country-complex="none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2808e" officeooo:paragraph-rsid="0042808e" style:language-asian="zxx" style:country-asian="none" style:font-weight-asian="normal" style:language-complex="zxx" style:country-complex="none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2a6099" loext:opacity="100%" style:font-name="Comic Sans MS" fo:language="zxx" fo:country="none" style:text-underline-style="none" fo:font-weight="normal" officeooo:rsid="0043f702" officeooo:paragraph-rsid="0043f702" style:language-asian="zxx" style:country-asian="none" style:font-weight-asian="normal" style:language-complex="zxx" style:country-complex="none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solid" style:text-underline-width="auto" style:text-underline-color="font-color" fo:font-weight="normal" officeooo:rsid="002742a1" officeooo:paragraph-rsid="00308377" style:language-asian="zxx" style:country-asian="none" style:font-weight-asian="normal" style:language-complex="zxx" style:country-complex="none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0cf88d" officeooo:paragraph-rsid="000cf88d" style:language-asian="zxx" style:country-asian="none" style:font-weight-asian="normal" style:language-complex="zxx" style:country-complex="none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0cf88d" style:language-asian="zxx" style:country-asian="none" style:font-weight-asian="normal" style:language-complex="zxx" style:country-complex="none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a933" loext:opacity="100%" style:font-name="Comic Sans MS" fo:language="zxx" fo:country="none" style:text-underline-style="none" fo:font-weight="normal" officeooo:rsid="0012bc7f" officeooo:paragraph-rsid="0012bc7f" style:language-asian="zxx" style:country-asian="none" style:font-weight-asian="normal" style:language-complex="zxx" style:country-complex="none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8ed51" officeooo:paragraph-rsid="0018ed51" style:language-asian="zxx" style:country-asian="none" style:font-weight-asian="normal" style:language-complex="zxx" style:country-complex="none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097273" officeooo:paragraph-rsid="0028ca4f" style:language-asian="zxx" style:country-asian="none" style:font-weight-asian="normal" style:language-complex="zxx" style:country-complex="none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4eb03" style:language-asian="zxx" style:country-asian="none" style:font-weight-asian="normal" style:language-complex="zxx" style:country-complex="none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4eb03" officeooo:paragraph-rsid="0026bb54" style:language-asian="zxx" style:country-asian="none" style:font-weight-asian="normal" style:language-complex="zxx" style:country-complex="none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solid" style:text-underline-width="auto" style:text-underline-color="font-color" fo:font-weight="normal" officeooo:rsid="002742a1" officeooo:paragraph-rsid="002742a1" style:language-asian="zxx" style:country-asian="none" style:font-weight-asian="normal" style:language-complex="zxx" style:country-complex="none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08377" officeooo:paragraph-rsid="00308377" style:language-asian="zxx" style:country-asian="none" style:font-weight-asian="normal" style:language-complex="zxx" style:country-complex="none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29b45" officeooo:paragraph-rsid="00329b45" style:language-asian="zxx" style:country-asian="none" style:font-weight-asian="normal" style:language-complex="zxx" style:country-complex="none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3a73f" officeooo:paragraph-rsid="0033a73f" style:language-asian="zxx" style:country-asian="none" style:font-weight-asian="normal" style:language-complex="zxx" style:country-complex="none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font-name="Comic Sans MS" fo:language="zxx" fo:country="none" style:text-underline-style="none" fo:font-weight="normal" officeooo:rsid="0037e2bb" officeooo:paragraph-rsid="0037e2bb" style:language-asian="zxx" style:country-asian="none" style:font-weight-asian="normal" style:language-complex="zxx" style:country-complex="none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1eb4bf" officeooo:paragraph-rsid="001eb4bf" style:language-asian="zxx" style:country-asian="none" style:font-weight-asian="normal" style:language-complex="zxx" style:country-complex="none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6f29b" officeooo:paragraph-rsid="0046f29b" style:language-asian="zxx" style:country-asian="none" style:font-weight-asian="normal" style:language-complex="zxx" style:country-complex="none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271a27" officeooo:paragraph-rsid="00271a27" style:language-asian="zxx" style:country-asian="none" style:font-weight-asian="normal" style:language-complex="zxx" style:country-complex="none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c9211e" loext:opacity="100%" style:font-name="Comic Sans MS" fo:language="zxx" fo:country="none" style:text-underline-style="none" fo:font-weight="normal" officeooo:rsid="0048043b" officeooo:paragraph-rsid="0048043b" style:language-asian="zxx" style:country-asian="none" style:font-weight-asian="normal" style:language-complex="zxx" style:country-complex="none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6cd1b"/>
    </style:style>
    <style:style style:name="T3" style:family="text">
      <style:text-properties style:text-underline-style="none" officeooo:rsid="0007f03f"/>
    </style:style>
    <style:style style:name="T4" style:family="text">
      <style:text-properties style:text-underline-style="none" officeooo:rsid="00097273"/>
    </style:style>
    <style:style style:name="T5" style:family="text">
      <style:text-properties style:text-underline-style="none" officeooo:rsid="0002d93b"/>
    </style:style>
    <style:style style:name="T6" style:family="text">
      <style:text-properties style:text-underline-style="none" officeooo:rsid="000d2497"/>
    </style:style>
    <style:style style:name="T7" style:family="text">
      <style:text-properties style:text-underline-style="none" officeooo:rsid="001ff13e"/>
    </style:style>
    <style:style style:name="T8" style:family="text">
      <style:text-properties style:text-underline-style="none" officeooo:rsid="0024eb03"/>
    </style:style>
    <style:style style:name="T9" style:family="text">
      <style:text-properties style:text-underline-style="none" officeooo:rsid="00271a27"/>
    </style:style>
    <style:style style:name="T10" style:family="text">
      <style:text-properties style:text-underline-style="none" officeooo:rsid="002a2a2f"/>
    </style:style>
    <style:style style:name="T11" style:family="text">
      <style:text-properties style:text-underline-style="none" officeooo:rsid="002c6f85"/>
    </style:style>
    <style:style style:name="T12" style:family="text">
      <style:text-properties style:text-underline-style="none" officeooo:rsid="002e4c7e"/>
    </style:style>
    <style:style style:name="T13" style:family="text">
      <style:text-properties style:text-underline-style="none" officeooo:rsid="00479c12"/>
    </style:style>
    <style:style style:name="T14" style:family="text">
      <style:text-properties officeooo:rsid="0002d93b"/>
    </style:style>
    <style:style style:name="T15" style:family="text">
      <style:text-properties officeooo:rsid="000a561e"/>
    </style:style>
    <style:style style:name="T16" style:family="text">
      <style:text-properties officeooo:rsid="001231a4"/>
    </style:style>
    <style:style style:name="T17" style:family="text">
      <style:text-properties officeooo:rsid="00160c93"/>
    </style:style>
    <style:style style:name="T18" style:family="text">
      <style:text-properties officeooo:rsid="0016d3ab"/>
    </style:style>
    <style:style style:name="T19" style:family="text">
      <style:text-properties fo:color="#00a933" loext:opacity="100%"/>
    </style:style>
    <style:style style:name="T20" style:family="text">
      <style:text-properties fo:color="#00a933" loext:opacity="100%" style:text-underline-style="none"/>
    </style:style>
    <style:style style:name="T21" style:family="text">
      <style:text-properties fo:color="#00a933" loext:opacity="100%" style:text-underline-style="none" officeooo:rsid="0012bc7f"/>
    </style:style>
    <style:style style:name="T22" style:family="text">
      <style:text-properties fo:color="#00a933" loext:opacity="100%" style:text-underline-style="none" officeooo:rsid="0002d93b"/>
    </style:style>
    <style:style style:name="T23" style:family="text">
      <style:text-properties fo:color="#00a933" loext:opacity="100%" officeooo:rsid="0012bc7f"/>
    </style:style>
    <style:style style:name="T24" style:family="text">
      <style:text-properties officeooo:rsid="0033a73f"/>
    </style:style>
    <style:style style:name="T25" style:family="text">
      <style:text-properties officeooo:rsid="003472c1"/>
    </style:style>
    <style:style style:name="T26" style:family="text">
      <style:text-properties officeooo:rsid="0035461d"/>
    </style:style>
    <style:style style:name="T27" style:family="text">
      <style:text-properties officeooo:rsid="0036f633"/>
    </style:style>
    <style:style style:name="T28" style:family="text">
      <style:text-properties officeooo:rsid="0037e2bb"/>
    </style:style>
    <style:style style:name="T29" style:family="text">
      <style:text-properties style:text-underline-style="solid" style:text-underline-width="auto" style:text-underline-color="font-color" officeooo:rsid="0037e2bb"/>
    </style:style>
    <style:style style:name="T30" style:family="text">
      <style:text-properties officeooo:rsid="004713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Réseau :</text:p>
      <text:p text:style-name="P1"><text:span text:style-name="T1"/></text:p>
      <text:p text:style-name="P2"><text:span text:style-name="T1">1.a.</text:span><text:span text:style-name="T2">b</text:span><text:span text:style-name="T1">)</text:span></text:p>
      <text:p text:style-name="P12">La machine M aura une @ sur le réseau 164.81.118.0/24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6">id</text:p>
          </table:table-cell>
          <table:table-cell table:style-name="Tableau1.A1" office:value-type="string">
            <text:p text:style-name="P6">Machine m<text:span text:style-name="T15">in</text:span></text:p>
          </table:table-cell>
          <table:table-cell table:style-name="Tableau1.A1" office:value-type="string">
            <text:p text:style-name="P6">Plage <text:span text:style-name="T14">DHCP nécessaire</text:span></text:p>
          </table:table-cell>
          <table:table-cell table:style-name="Tableau1.D1" office:value-type="string">
            <text:p text:style-name="P6">Max de machine dispo</text:p>
          </table:table-cell>
        </table:table-row>
        <table:table-row>
          <table:table-cell table:style-name="Tableau1.A2" office:value-type="string">
            <text:p text:style-name="P7">Zone personnel</text:p>
          </table:table-cell>
          <table:table-cell table:style-name="Tableau1.A2" office:value-type="string">
            <text:p text:style-name="P7">289</text:p>
          </table:table-cell>
          <table:table-cell table:style-name="Tableau1.A2" office:value-type="string">
            <text:p text:style-name="P7">De 172.15.100.1/23 à 172.15.101.254/23</text:p>
          </table:table-cell>
          <table:table-cell table:style-name="Tableau1.D2" office:value-type="string">
            <text:p text:style-name="P10">510</text:p>
          </table:table-cell>
        </table:table-row>
        <table:table-row>
          <table:table-cell table:style-name="Tableau1.A2" office:value-type="string">
            <text:p text:style-name="P7">Zone client</text:p>
          </table:table-cell>
          <table:table-cell table:style-name="Tableau1.A2" office:value-type="string">
            <text:p text:style-name="P7">700</text:p>
          </table:table-cell>
          <table:table-cell table:style-name="Tableau1.A2" office:value-type="string">
            <text:p text:style-name="P7">De 172.15.96.1/22 à 172.15.99.254/22</text:p>
          </table:table-cell>
          <table:table-cell table:style-name="Tableau1.D2" office:value-type="string">
            <text:p text:style-name="P10">1022</text:p>
          </table:table-cell>
        </table:table-row>
        <table:table-row>
          <table:table-cell table:style-name="Tableau1.A2" office:value-type="string">
            <text:p text:style-name="P7">Zone serveur</text:p>
          </table:table-cell>
          <table:table-cell table:style-name="Tableau1.A2" office:value-type="string">
            <text:p text:style-name="P8">X</text:p>
          </table:table-cell>
          <table:table-cell table:style-name="Tableau1.A2" office:value-type="string">
            <text:p text:style-name="P8">De 172.15.102.1/24 à 172.15.102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8">Zone routeur</text:p>
          </table:table-cell>
          <table:table-cell table:style-name="Tableau1.A2" office:value-type="string">
            <text:p text:style-name="P11">6</text:p>
          </table:table-cell>
          <table:table-cell table:style-name="Tableau1.A2" office:value-type="string">
            <text:p text:style-name="P9">De 172.15.103.1/24 à 172.15.103.254/24</text:p>
          </table:table-cell>
          <table:table-cell table:style-name="Tableau1.D2" office:value-type="string">
            <text:p text:style-name="P9">254</text:p>
          </table:table-cell>
        </table:table-row>
        <table:table-row>
          <table:table-cell table:style-name="Tableau1.A2" office:value-type="string">
            <text:p text:style-name="P11">Zone routeur R/R_S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/25 à <text:s/>172.15.103.126/25</text:p>
          </table:table-cell>
          <table:table-cell table:style-name="Tableau1.D2" office:value-type="string">
            <text:p text:style-name="P11">126</text:p>
          </table:table-cell>
        </table:table-row>
        <table:table-row>
          <table:table-cell table:style-name="Tableau1.A2" office:value-type="string">
            <text:p text:style-name="P11">Zone routeur R/R_P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29/26 à 172.15.103.190/26</text:p>
          </table:table-cell>
          <table:table-cell table:style-name="Tableau1.D2" office:value-type="string">
            <text:p text:style-name="P11">62</text:p>
          </table:table-cell>
        </table:table-row>
        <table:table-row>
          <table:table-cell table:style-name="Tableau1.A2" office:value-type="string">
            <text:p text:style-name="P11">Zone routeur</text:p>
            <text:p text:style-name="P11">R/R_C</text:p>
          </table:table-cell>
          <table:table-cell table:style-name="Tableau1.A2" office:value-type="string">
            <text:p text:style-name="P11">2</text:p>
          </table:table-cell>
          <table:table-cell table:style-name="Tableau1.A2" office:value-type="string">
            <text:p text:style-name="P11">De 172.15.103.193/26 à 172.15.103.254/26</text:p>
          </table:table-cell>
          <table:table-cell table:style-name="Tableau1.D2" office:value-type="string">
            <text:p text:style-name="P11">62</text:p>
          </table:table-cell>
        </table:table-row>
      </table:table>
      <text:p text:style-name="P13"/>
      <text:p text:style-name="P13"/>
      <text:p text:style-name="P13">c)</text:p>
      <text:p text:style-name="P13">Il y a <text:span text:style-name="T16">6</text:span> réseaux :</text:p>
      <text:p text:style-name="P14">- R,R_S : sur l'@ 172.15.103.0/2<text:span text:style-name="T16">5</text:span></text:p>
      <text:p text:style-name="P14">- <text:span text:style-name="T16">R</text:span>,R_P : sur l'@ 172.15.103.<text:span text:style-name="T16">128</text:span>/2<text:span text:style-name="T16">6</text:span></text:p>
      <text:p text:style-name="P14">- <text:span text:style-name="T16">R</text:span>,R_C : sur l'@ 172.15.103.<text:span text:style-name="T16">192</text:span>/2<text:span text:style-name="T16">6</text:span></text:p>
      <text:p text:style-name="P13">- R_S, SF : sur l'@ 172.15.102.0/24</text:p>
      <text:p text:style-name="P3"><text:span text:style-name="T1">- </text:span><text:span text:style-name="T3">R_P, PCA,PCB : </text:span><text:span text:style-name="T1">sur l'@ 172.15.10</text:span><text:span text:style-name="T3">0</text:span><text:span text:style-name="T1">.0/2</text:span><text:span text:style-name="T4">3</text:span></text:p>
      <text:p text:style-name="P3"><text:span text:style-name="T1">- </text:span><text:span text:style-name="T3">R_C, PCC, PCD : susr l'@ </text:span><text:span text:style-name="T1">sur l'@ 172.15.</text:span><text:span text:style-name="T3">96</text:span><text:span text:style-name="T1">.0/2</text:span><text:span text:style-name="T4">2</text:span></text:p>
      <text:p text:style-name="P4"><text:span text:style-name="T4"/></text:p>
      <text:p text:style-name="P18"><text:span text:style-name="T4">r</text:span><text:span text:style-name="T1">outage</text:span></text:p>
      <text:p text:style-name="P40">adressage</text:p>
      <text:p text:style-name="P43">dhcp</text:p>
      <text:p text:style-name="P4"><text:span text:style-name="T4"/></text:p>
      <text:p text:style-name="P4"><text:span text:style-name="T4">R : </text:span><text:span text:style-name="T20">ip a add </text:span><text:span text:style-name="T21">172.15.103.1/25 dev eth0</text:span></text:p>
      <text:p text:style-name="P41">ip link set dev eth0 up</text:p>
      <text:p text:style-name="P41">ip a add 172.15.103.129/26 dev eth1</text:p>
      <text:p text:style-name="P42">ip link set dev eth1 up</text:p>
      <text:p text:style-name="P42">ip a add 172.15.103.193/26 dev eth2</text:p>
      <text:p text:style-name="P42">ip link set dev eth2 up</text:p>
      <text:p text:style-name="P19">ip route add 172.15.102.0/24 via 172.15.103.2 dev eth0</text:p>
      <text:p text:style-name="P19">ip route add 172.15.100.0/23 via 172.15.103.130 dev eth1</text:p>
      <text:p text:style-name="P19">ip route add 172.15.96.0/22 via 172.15.103.194 dev eth2</text:p>
      <text:p text:style-name="P32"><text:soft-page-break/>à mettre dans le r.startup</text:p>
      <text:p text:style-name="P22">echo "nameserver 8.8.8.8"&gt; /etc/resolve.conf</text:p>
      <text:p text:style-name="P20">iptables -t nat -A POSTROUTING -o eth0 -j MASQUERADE</text:p>
      <text:p text:style-name="P20"/>
      <text:p text:style-name="P4"><text:span text:style-name="T4">R</text:span><text:span text:style-name="T1">_S : </text:span><text:span text:style-name="T20">ip a add </text:span><text:span text:style-name="T21">172.15.103.2/25</text:span><text:span text:style-name="T20"> dev eth0</text:span></text:p>
      <text:p text:style-name="P39">ip link set dev eth0 up</text:p>
      <text:p text:style-name="P39">ip a add 172.15.102.254/24 dev eth1</text:p>
      <text:p text:style-name="P39">ip link set dev eth1 up</text:p>
      <text:p text:style-name="P25">ip route add defaut via 172.15.103.1 dev eth0</text:p>
      <text:p text:style-name="P26">à mettre dans le rs.startup</text:p>
      <text:p text:style-name="P21">echo "nameserver 8.8.8.8"&gt; /etc/resolve.conf</text:p>
      <text:p text:style-name="P4"><text:span text:style-name="T1"/></text:p>
      <text:p text:style-name="P15">R_P : <text:span text:style-name="T19">ip a add </text:span><text:span text:style-name="T23">172.15.103.130/26</text:span><text:span text:style-name="T19"> dev eth0</text:span></text:p>
      <text:p text:style-name="P39">ip link set dev eth0 up</text:p>
      <text:p text:style-name="P37"><text:span text:style-name="T1">ip a add </text:span><text:span text:style-name="T5">172.15.101.254/23</text:span><text:span text:style-name="T1"> dev eth1</text:span></text:p>
      <text:p text:style-name="P39">ip link set dev eth1 up</text:p>
      <text:p text:style-name="P25">ip route add default via 172.15.103.129 dev eth0</text:p>
      <text:p text:style-name="P27">à mettre dans le startup</text:p>
      <text:p text:style-name="P22">echo "nameserver 8.8.8.8"&gt; /etc/resolve.conf</text:p>
      <text:p text:style-name="P4"><text:span text:style-name="T1"/></text:p>
      <text:p text:style-name="P16">R_C : </text:p>
      <text:p text:style-name="P38"><text:span text:style-name="T1">echo -e "auto lo\niface lo inet loopback\n\nauto eth0\niface eth0 inet </text:span><text:span text:style-name="T10">static\naddress 172.15.</text:span><text:span text:style-name="T11">103</text:span><text:span text:style-name="T10">.</text:span><text:span text:style-name="T11">194\nnetmask 255.255.255.192\ngateway </text:span><text:span text:style-name="T12">172.15.103.193\n\nauto eth1\niface eth1 inet static\naddress 172.15.99.254\nnetmask 255.255.252.0</text:span><text:span text:style-name="T11">"</text:span><text:span text:style-name="T1"> &gt; /etc/network/interfaces</text:span></text:p>
      <text:p text:style-name="P28">à mettre dans le startup</text:p>
      <text:p text:style-name="P23">echo "nameserver 8.8.8.8"&gt; /etc/resolve.conf</text:p>
      <text:p text:style-name="P35">systemctl start isc-dhcp-server</text:p>
      <text:p text:style-name="P4"><text:span text:style-name="T1"/></text:p>
      <text:p text:style-name="P15">SF : <text:span text:style-name="T19">ip a add 172.15.102.1/24 dev eth0</text:span></text:p>
      <text:p text:style-name="P39">ip link set dev eth0 up</text:p>
      <text:p text:style-name="P33">ip route add default via <text:span text:style-name="T17">172.15.102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A : </text:span><text:span text:style-name="T20">ip a add <text:s/></text:span><text:span text:style-name="T22">172.15.100.1/23 </text:span><text:span text:style-name="T20">dev eth0</text:span></text:p>
      <text:p text:style-name="P39">ip link set dev eth0 up</text:p>
      <text:p text:style-name="P33">ip route add default via <text:span text:style-name="T18">172.15.101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B : </text:span><text:span text:style-name="T20">ip a add <text:s/></text:span><text:span text:style-name="T22">172.15.100.</text:span><text:span text:style-name="T20">2</text:span><text:span text:style-name="T22">/23 </text:span><text:span text:style-name="T20">dev eth0</text:span></text:p>
      <text:p text:style-name="P39">ip link set dev eth0 up</text:p>
      <text:p text:style-name="P34"><text:soft-page-break/>ip route add default via <text:span text:style-name="T18">172.15.101.254</text:span></text:p>
      <text:p text:style-name="P29">à mettre dans le startup</text:p>
      <text:p text:style-name="P24">echo "nameserver 8.8.8.8"&gt; /etc/resolve.conf</text:p>
      <text:p text:style-name="P4"><text:span text:style-name="T1"/></text:p>
      <text:p text:style-name="P4"><text:span text:style-name="T1">PCC : </text:span><text:span text:style-name="T6">adressage dynamique</text:span></text:p>
      <text:p text:style-name="P51"><text:span text:style-name="T6">a</text:span><text:span text:style-name="T1">ller dans /etc/network/interfaces</text:span></text:p>
      <text:p text:style-name="P46">echo -e "auto lo\n iface lo inet loopback\n\nauto eth0\niface eth0 inet dhcp &gt; /etc/network/interfaces</text:p>
      <text:p text:style-name="P30">à mettre dans le startup</text:p>
      <text:p text:style-name="P36">/etc/init.id/networking restart</text:p>
      <text:p text:style-name="P4"><text:span text:style-name="T6"/></text:p>
      <text:p text:style-name="P4"><text:span text:style-name="T1">PCD : </text:span><text:span text:style-name="T6">adressage dynamique</text:span></text:p>
      <text:p text:style-name="P47">echo -e "auto lo\n iface lo inet loopback\n\nauto eth0\niface eth0 inet dhcp &gt; /etc/network/interfaces</text:p>
      <text:p text:style-name="P31">à mettre dans le startup</text:p>
      <text:p text:style-name="P36">/etc/init.id/networking restart</text:p>
      <text:p text:style-name="P5"><text:span text:style-name="T4">1.</text:span><text:span text:style-name="T1">d</text:span></text:p>
      <text:p text:style-name="P44">Configuration du fichier dhcp sur R_C</text:p>
      <text:p text:style-name="P44"/>
      <text:p text:style-name="P57">ddns-update-style none;</text:p>
      <text:p text:style-name="P48"><text:span text:style-name="T1">subnet 1</text:span><text:span text:style-name="T8">72</text:span><text:span text:style-name="T1">.1</text:span><text:span text:style-name="T8">5</text:span><text:span text:style-name="T1">.</text:span><text:span text:style-name="T8">9</text:span><text:span text:style-name="T13">6</text:span><text:span text:style-name="T1">.0 netmask 255.255.252.0</text:span></text:p>
      <text:p text:style-name="P44">{</text:p>
      <text:p text:style-name="P48"><text:span text:style-name="T1"><text:tab/>range </text:span><text:span text:style-name="T5">172.15.96.1 172.15.9</text:span><text:span text:style-name="T7">8</text:span><text:span text:style-name="T5">.</text:span><text:span text:style-name="T7">188 ;</text:span></text:p>
      <text:p text:style-name="P49"><text:span text:style-name="T7"><text:tab/>d</text:span><text:span text:style-name="T1">efault-lease time 21600 ;</text:span></text:p>
      <text:p text:style-name="P45"><text:tab/>max-lease-time <text:span text:style-name="T30">432</text:span>00 ;</text:p>
      <text:p text:style-name="P50"><text:span text:style-name="T1"><text:tab/>options routeurs </text:span><text:span text:style-name="T5">172.15.99.254 ;</text:span></text:p>
      <text:p text:style-name="P50"><text:span text:style-name="T5"><text:tab/></text:span><text:span text:style-name="T9">option domain-name-servers 8.8.8.8;</text:span></text:p>
      <text:p text:style-name="P58">}</text:p>
      <text:p text:style-name="P58"/>
      <text:p text:style-name="P59">DHCPDv4_CONF=/etc/dhcp/dhcp.conf</text:p>
      <text:p text:style-name="P59">DHCPDv4_PID=/var/run/dhcp.pid</text:p>
      <text:p text:style-name="P59">INTERFACESv4="eth1"</text:p>
      <text:p text:style-name="P17"><text:span text:style-name="T19"/></text:p>
      <text:p text:style-name="P52">1.e</text:p>
      <text:p text:style-name="P53">1.f</text:p>
      <text:p text:style-name="P53"/>
      <text:p text:style-name="P53">2. <text:span text:style-name="T24">Kathara directement rien à faire à part récupérer.</text:span></text:p>
      <text:p text:style-name="P54">3. <text:span text:style-name="T25">Utilisation du /shared pour avoir /etc/dhcp/dhcpd.conf </text:span><text:span text:style-name="T26">déjà bien config sur R_C</text:span></text:p>
      <text:p text:style-name="P54">-&gt; <text:span text:style-name="T26">le configuré une première fois, </text:span><text:span text:style-name="T27">puis le mv dans le shared, puis le git commit et le récupe de là à chaque fois. !</text:span><text:span text:style-name="T28">Penser à lancer la commande | systemctl </text:span><text:span text:style-name="T29">start</text:span><text:span text:style-name="T28"> isc-dhcp-server |</text:span></text:p>
      <text:p text:style-name="P54"/>
      <text:p text:style-name="P55">4. Créer un utilisateur sur PCB, qui est admin, (mdp admin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9T13:58:08.974000000</meta:creation-date>
    <dc:date>2024-05-28T17:39:01.798000000</dc:date>
    <meta:editing-duration>PT6H25M55S</meta:editing-duration>
    <meta:editing-cycles>62</meta:editing-cycles>
    <meta:generator>LibreOffice/7.6.4.1$Windows_X86_64 LibreOffice_project/e19e193f88cd6c0525a17fb7a176ed8e6a3e2aa1</meta:generator>
    <meta:document-statistic meta:table-count="1" meta:image-count="0" meta:object-count="0" meta:page-count="3" meta:paragraph-count="122" meta:word-count="581" meta:character-count="3719" meta:non-whitespace-character-count="3251"/>
  </office:meta>
</office:document-meta>
</file>